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0pt" fo:font-weight="normal" officeooo:rsid="00118bdb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129a5e" officeooo:paragraph-rsid="00129a5e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fo:font-size="12pt" fo:font-weight="bold" officeooo:paragraph-rsid="00129a5e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paragraph-rsid="0014155c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0pt" fo:font-weight="normal" officeooo:rsid="0014bfc4" officeooo:paragraph-rsid="0014bfc4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size="12pt" fo:font-weight="bold" officeooo:paragraph-rsid="0014bfc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1673df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673df" officeooo:paragraph-rsid="001673df"/>
    </style:style>
    <style:style style:name="P10" style:family="paragraph" style:parent-style-name="Standard">
      <style:text-properties fo:font-size="12pt" fo:font-weight="bold" officeooo:paragraph-rsid="001673df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1673df" officeooo:paragraph-rsid="001673df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29a5e" style:font-size-asian="16pt" style:font-weight-asian="bold" style:font-size-complex="16pt" style:font-weight-complex="bold"/>
    </style:style>
    <style:style style:name="T3" style:family="text">
      <style:text-properties officeooo:rsid="00129a5e"/>
    </style:style>
    <style:style style:name="T4" style:family="text">
      <style:text-properties officeooo:rsid="0014155c"/>
    </style:style>
    <style:style style:name="T5" style:family="text">
      <style:text-properties officeooo:rsid="0014bfc4"/>
    </style:style>
    <style:style style:name="T6" style:family="text">
      <style:text-properties fo:font-size="10pt" fo:font-weight="normal" officeooo:rsid="001673df" style:font-size-asian="10pt" style:font-weight-asian="normal" style:font-size-complex="10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ection </text:span><text:span text:style-name="T2">8</text:span><text:span text:style-name="T1"> : </text:span><text:span text:style-name="T2">Controllers</text:span> </text:p>
      <text:p text:style-name="Preformatted_20_Text"/>
      <text:p text:style-name="P1"><text:span text:style-name="T3">25</text:span> – <text:span text:style-name="T3">Introduction to controller</text:span></text:p>
      <text:p text:style-name="P2"/>
      <text:p text:style-name="P3">php artisan make:controller</text:p>
      <text:p text:style-name="P2"/>
      <text:p text:style-name="P2"/>
      <text:p text:style-name="P4"><text:span text:style-name="T3">26</text:span> – <text:span text:style-name="T3">Basic Controllers</text:span></text:p>
      <text:p text:style-name="P3"/>
      <text:p text:style-name="P3">1- add function index to controller </text:p>
      <text:p text:style-name="P3"/>
      <text:p text:style-name="P3">class HomeController extends Controller</text:p>
      <text:p text:style-name="P3">{</text:p>
      <text:p text:style-name="P3"><text:s text:c="4"/>function index()</text:p>
      <text:p text:style-name="P3"><text:s text:c="4"/>{</text:p>
      <text:p text:style-name="P3"><text:s text:c="8"/>return view('welcome');</text:p>
      <text:p text:style-name="P3"><text:s text:c="4"/>}</text:p>
      <text:p text:style-name="P3">}</text:p>
      <text:p text:style-name="P3"/>
      <text:p text:style-name="P3">2- then add route <text:line-break/><text:line-break/>Route::get('/', [HomeController::class,'index'] );</text:p>
      <text:p text:style-name="P3"/>
      <text:p text:style-name="P5">2<text:span text:style-name="T4">7</text:span> – <text:span text:style-name="T4">Single Action</text:span> Controllers</text:p>
      <text:p text:style-name="P5"/>
      <text:p text:style-name="P6">1- make controller : php artisan make:controller --invokable <text:s text:c="3"/></text:p>
      <text:p text:style-name="P6"/>
      <text:p text:style-name="P6">2- use its single function :</text:p>
      <text:p text:style-name="P6"/>
      <text:p text:style-name="P6">public function __invoke(Request $request)</text:p>
      <text:p text:style-name="P6"><text:s text:c="4"/>{</text:p>
      <text:p text:style-name="P6"><text:s text:c="8"/>//</text:p>
      <text:p text:style-name="P6"><text:s text:c="8"/>return "this is single action controller";</text:p>
      <text:p text:style-name="P6"><text:s text:c="4"/>}</text:p>
      <text:p text:style-name="P6"/>
      <text:p text:style-name="P7"><text:span text:style-name="T5">28</text:span> – <text:span text:style-name="T5">Resource Controller</text:span></text:p>
      <text:p text:style-name="P7"/>
      <text:p text:style-name="P8"><text:s/><text:span text:style-name="T6">1- make resource controller : </text:span></text:p>
      <text:p text:style-name="P8"><text:span text:style-name="T6"/></text:p>
      <text:p text:style-name="P8"><text:span text:style-name="T6">p</text:span><text:span text:style-name="T7">hp artisan make:controller BlogController -r</text:span></text:p>
      <text:p text:style-name="P8"><text:span text:style-name="T7"/></text:p>
      <text:p text:style-name="P9" loext:marker-style-name="T8"><text:span text:style-name="T8">will make crud methods in controller</text:span></text:p>
      <text:p text:style-name="P10"><text:span text:style-name="T7"/></text:p>
      <text:p text:style-name="P11"><text:span text:style-name="T7">2- add resource route to web routes<text:line-break/><text:line-break/>Route::resource('/blog', BlogController::class)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9T15:17:27.322958164</dc:date>
    <meta:editing-duration>PT1H46M37S</meta:editing-duration>
    <meta:editing-cycles>2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6" meta:word-count="99" meta:character-count="767" meta:non-whitespace-character-count="636"/>
  </office:meta>
</office:document-meta>
</file>